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9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2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2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2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2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D6)),ISBLANK(E6)))" style:apply-style-name="cf1" style:base-cell-address="Data_Sheet.E6"/>
      <style:map style:condition="is-true-formula(msoxl:AND(NOT(ISBLANK(AB9)),ISBLANK(AC9)))" style:apply-style-name="cf1" style:base-cell-address="Data_Sheet.AC9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7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4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5710" table:style-name="ce27">
            <text:p>5,710</text:p>
          </table:table-cell>
          <table:table-cell office:value-type="float" office:value="5241.47" table:style-name="ce29">
            <text:p>5,241</text:p>
          </table:table-cell>
          <table:table-cell office:value-type="float" office:value="10802" table:style-name="ce48">
            <text:p>10,802</text:p>
          </table:table-cell>
          <table:table-cell office:value-type="float" office:value="10258.51" table:style-name="ce50">
            <text:p>10,259</text:p>
          </table:table-cell>
          <table:table-cell office:value-type="float" office:value="5988" table:style-name="ce52">
            <text:p>5,988</text:p>
          </table:table-cell>
          <table:table-cell office:value-type="float" office:value="5774.08" table:style-name="ce73">
            <text:p>5,774</text:p>
          </table:table-cell>
          <table:table-cell office:value-type="float" office:value="1841" table:style-name="ce75">
            <text:p>1,841</text:p>
          </table:table-cell>
          <table:table-cell office:value-type="float" office:value="1794.44" table:style-name="ce76">
            <text:p>1,794</text:p>
          </table:table-cell>
          <table:table-cell office:value-type="float" office:value="195" table:style-name="ce90">
            <text:p>195</text:p>
          </table:table-cell>
          <table:table-cell office:value-type="float" office:value="194.17" table:style-name="ce92">
            <text:p>194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24536" table:content-validation-name="val3" table:style-name="ce97">
            <text:p>24,536</text:p>
          </table:table-cell>
          <table:table-cell office:value-type="float" office:value="23262.669999999995" table:content-validation-name="val3" table:style-name="ce98">
            <text:p>23,263</text:p>
          </table:table-cell>
          <table:table-cell office:value-type="float" office:value="2644" table:style-name="ce126">
            <text:p>2,644</text:p>
          </table:table-cell>
          <table:table-cell office:value-type="float" office:value="2589.13" table:style-name="ce125">
            <text:p>2,589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644" table:style-name="ce173">
            <text:p>2,644</text:p>
          </table:table-cell>
          <table:table-cell office:value-type="float" office:value="2589.13" table:style-name="ce179">
            <text:p>2,589</text:p>
          </table:table-cell>
          <table:table-cell office:value-type="float" office:value="27180" table:content-validation-name="val3" table:style-name="ce174">
            <text:p>27,180</text:p>
          </table:table-cell>
          <table:table-cell office:value-type="float" office:value="25851.799999999996" table:content-validation-name="val3" table:style-name="ce175">
            <text:p>25,852</text:p>
          </table:table-cell>
          <table:table-cell office:value-type="currency" office:value="58074000" table:content-validation-name="val2" table:style-name="ce9">
            <text:p>£58,074,000.00</text:p>
          </table:table-cell>
          <table:table-cell office:value-type="currency" office:value="8977000" table:content-validation-name="val2" table:style-name="ce9">
            <text:p>£8,977,000.00</text:p>
          </table:table-cell>
          <table:table-cell office:value-type="currency" office:value="296000" table:content-validation-name="val2" table:style-name="ce9">
            <text:p>£296,000.00</text:p>
          </table:table-cell>
          <table:table-cell office:value-type="currency" office:value="750000" table:content-validation-name="val2" table:style-name="ce9">
            <text:p>£750,000.00</text:p>
          </table:table-cell>
          <table:table-cell office:value-type="currency" office:value="12628000" table:content-validation-name="val2" table:style-name="ce9">
            <text:p>£12,628,000.00</text:p>
          </table:table-cell>
          <table:table-cell office:value-type="currency" office:value="5384000" table:content-validation-name="val2" table:style-name="ce9">
            <text:p>£5,384,000.00</text:p>
          </table:table-cell>
          <table:table-cell office:value-type="currency" office:value="86109000" table:style-name="ce10">
            <text:p>£86,109,000.00</text:p>
          </table:table-cell>
          <table:table-cell office:value-type="currency" office:value="5064000" table:content-validation-name="val2" table:style-name="ce11">
            <text:p>£5,064,000.00</text:p>
          </table:table-cell>
          <table:table-cell office:value-type="currency" office:value="1029000" table:content-validation-name="val2" table:style-name="ce11">
            <text:p>£1,029,000.00</text:p>
          </table:table-cell>
          <table:table-cell office:value-type="currency" office:value="6093000" table:style-name="ce10">
            <text:p>£6,093,000.00</text:p>
          </table:table-cell>
          <table:table-cell office:value-type="currency" office:value="92202000" table:style-name="ce12">
            <text:p>£92,202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5">
            <text:p>Home Office</text:p>
          </table:table-cell>
          <table:table-cell office:value-type="float" office:value="2345" table:style-name="ce26">
            <text:p>2,345</text:p>
          </table:table-cell>
          <table:table-cell office:value-type="float" office:value="2022.35" table:style-name="ce28">
            <text:p>2,022</text:p>
          </table:table-cell>
          <table:table-cell office:value-type="float" office:value="848" table:style-name="ce49">
            <text:p>848</text:p>
          </table:table-cell>
          <table:table-cell office:value-type="float" office:value="762.32" table:style-name="ce51">
            <text:p>762</text:p>
          </table:table-cell>
          <table:table-cell office:value-type="float" office:value="421" table:style-name="ce53">
            <text:p>421</text:p>
          </table:table-cell>
          <table:table-cell office:value-type="float" office:value="408.5" table:style-name="ce72">
            <text:p>409</text:p>
          </table:table-cell>
          <table:table-cell office:value-type="float" office:value="99" table:style-name="ce74">
            <text:p>99</text:p>
          </table:table-cell>
          <table:table-cell office:value-type="float" office:value="98.09" table:style-name="ce77">
            <text:p>98</text:p>
          </table:table-cell>
          <table:table-cell office:value-type="float" office:value="6" table:style-name="ce91">
            <text:p>6</text:p>
          </table:table-cell>
          <table:table-cell office:value-type="float" office:value="6" table:style-name="ce93">
            <text:p>6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719" table:content-validation-name="val3" table:style-name="ce121">
            <text:p>3,719</text:p>
          </table:table-cell>
          <table:table-cell office:value-type="float" office:value="3297.26" table:content-validation-name="val3" table:style-name="ce124">
            <text:p>3,297</text:p>
          </table:table-cell>
          <table:table-cell office:value-type="float" office:value="2" table:style-name="ce127">
            <text:p>2</text:p>
          </table:table-cell>
          <table:table-cell office:value-type="float" office:value="2" table:style-name="ce128">
            <text:p>2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24">
            <text:p>2</text:p>
          </table:table-cell>
          <table:table-cell office:value-type="float" office:value="3721" table:content-validation-name="val3" table:style-name="ce167">
            <text:p>3,721</text:p>
          </table:table-cell>
          <table:table-cell office:value-type="float" office:value="3299.26" table:content-validation-name="val3" table:style-name="ce176">
            <text:p>3,299</text:p>
          </table:table-cell>
          <table:table-cell office:value-type="currency" office:value="5898000" table:content-validation-name="val2" table:style-name="ce9">
            <text:p>£5,898,000.00</text:p>
          </table:table-cell>
          <table:table-cell office:value-type="currency" office:value="433000" table:content-validation-name="val2" table:style-name="ce9">
            <text:p>£43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538000" table:content-validation-name="val2" table:style-name="ce9">
            <text:p>£2,538,000.00</text:p>
          </table:table-cell>
          <table:table-cell office:value-type="currency" office:value="1046000" table:content-validation-name="val2" table:style-name="ce9">
            <text:p>£1,046,000.00</text:p>
          </table:table-cell>
          <table:table-cell office:value-type="currency" office:value="615000" table:content-validation-name="val2" table:style-name="ce9">
            <text:p>£615,000.00</text:p>
          </table:table-cell>
          <table:table-cell office:value-type="currency" office:value="10530000" table:style-name="ce10">
            <text:p>£10,530,000.00</text:p>
          </table:table-cell>
          <table:table-cell office:value-type="currency" office:value="30000" table:content-validation-name="val2" table:style-name="ce11">
            <text:p>£30,000.00</text:p>
          </table:table-cell>
          <table:table-cell office:value-type="currency" office:value="11000" table:content-validation-name="val2" table:style-name="ce11">
            <text:p>£11,000.00</text:p>
          </table:table-cell>
          <table:table-cell office:value-type="currency" office:value="41000" table:style-name="ce10">
            <text:p>£41,000.00</text:p>
          </table:table-cell>
          <table:table-cell office:value-type="currency" office:value="10571000" table:style-name="ce12">
            <text:p>£10,57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266" table:style-name="ce22">
            <text:p>266</text:p>
          </table:table-cell>
          <table:table-cell office:value-type="float" office:value="238.43" table:style-name="ce43">
            <text:p>238</text:p>
          </table:table-cell>
          <table:table-cell office:value-type="float" office:value="202" table:style-name="ce45">
            <text:p>202</text:p>
          </table:table-cell>
          <table:table-cell office:value-type="float" office:value="191.19" table:style-name="ce46">
            <text:p>191</text:p>
          </table:table-cell>
          <table:table-cell office:value-type="float" office:value="236" table:style-name="ce60">
            <text:p>236</text:p>
          </table:table-cell>
          <table:table-cell office:value-type="float" office:value="224.7" table:style-name="ce62">
            <text:p>225</text:p>
          </table:table-cell>
          <table:table-cell office:value-type="float" office:value="35" table:style-name="ce64">
            <text:p>35</text:p>
          </table:table-cell>
          <table:table-cell office:value-type="float" office:value="33.299999999999997" table:style-name="ce85">
            <text:p>33</text:p>
          </table:table-cell>
          <table:table-cell office:value-type="float" office:value="6" table:style-name="ce87">
            <text:p>6</text:p>
          </table:table-cell>
          <table:table-cell office:value-type="float" office:value="6" table:style-name="ce88">
            <text:p>6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745" table:content-validation-name="val3" table:style-name="ce121">
            <text:p>745</text:p>
          </table:table-cell>
          <table:table-cell office:value-type="float" office:value="693.61999999999989" table:content-validation-name="val3" table:style-name="ce122">
            <text:p>694</text:p>
          </table:table-cell>
          <table:table-cell office:value-type="float" office:value="8" table:style-name="ce130">
            <text:p>8</text:p>
          </table:table-cell>
          <table:table-cell office:value-type="float" office:value="8" table:style-name="ce129">
            <text:p>8</text:p>
          </table:table-cell>
          <table:table-cell office:value-type="float" office:value="1" table:style-name="ce133">
            <text:p>1</text:p>
          </table:table-cell>
          <table:table-cell office:value-type="float" office:value="1" table:style-name="ce136">
            <text:p>1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28" table:style-name="ce191">
            <text:p>28</text:p>
          </table:table-cell>
          <table:table-cell office:value-type="float" office:value="28" table:style-name="ce190">
            <text:p>28</text:p>
          </table:table-cell>
          <table:table-cell office:value-type="float" office:value="37" table:style-name="ce121">
            <text:p>37</text:p>
          </table:table-cell>
          <table:table-cell office:value-type="float" office:value="37" table:style-name="ce169">
            <text:p>37</text:p>
          </table:table-cell>
          <table:table-cell office:value-type="float" office:value="782" table:content-validation-name="val3" table:style-name="ce167">
            <text:p>782</text:p>
          </table:table-cell>
          <table:table-cell office:value-type="float" office:value="730.61999999999989" table:content-validation-name="val3" table:style-name="ce164">
            <text:p>731</text:p>
          </table:table-cell>
          <table:table-cell office:value-type="currency" office:value="1450780.8100000017" table:content-validation-name="val1" table:style-name="ce9">
            <text:p>£1,450,780.81</text:p>
          </table:table-cell>
          <table:table-cell office:value-type="currency" office:value="1043.1299999999987" table:content-validation-name="val1" table:style-name="ce9">
            <text:p>£1,043.1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7184.170000000013" table:content-validation-name="val1" table:style-name="ce9">
            <text:p>£27,184.17</text:p>
          </table:table-cell>
          <table:table-cell office:value-type="currency" office:value="267495.25000000029" table:content-validation-name="val1" table:style-name="ce9">
            <text:p>£267,495.25</text:p>
          </table:table-cell>
          <table:table-cell office:value-type="currency" office:value="101239.20000000011" table:content-validation-name="val1" table:style-name="ce9">
            <text:p>£101,239.20</text:p>
          </table:table-cell>
          <table:table-cell office:value-type="currency" office:value="1847742.5600000019" table:style-name="ce10">
            <text:p>£1,847,742.56</text:p>
          </table:table-cell>
          <table:table-cell office:value-type="currency" office:value="5881.6500000000015" table:content-validation-name="val2" table:style-name="ce9">
            <text:p>£5,881.65</text:p>
          </table:table-cell>
          <table:table-cell office:value-type="currency" office:value="208769.20000000004" table:content-validation-name="val2" table:style-name="ce11">
            <text:p>£208,769.20</text:p>
          </table:table-cell>
          <table:table-cell office:value-type="currency" office:value="214650.85000000003" table:style-name="ce10">
            <text:p>£214,650.85</text:p>
          </table:table-cell>
          <table:table-cell office:value-type="currency" office:value="2062393.410000002" table:style-name="ce12">
            <text:p>£2,062,393.4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4" table:style-name="ce23">
            <text:p>44</text:p>
          </table:table-cell>
          <table:table-cell office:value-type="float" office:value="42.297200000000004" table:style-name="ce42">
            <text:p>42</text:p>
          </table:table-cell>
          <table:table-cell office:value-type="float" office:value="59" table:style-name="ce44">
            <text:p>59</text:p>
          </table:table-cell>
          <table:table-cell office:value-type="float" office:value="58.256700000000002" table:style-name="ce47">
            <text:p>58</text:p>
          </table:table-cell>
          <table:table-cell office:value-type="float" office:value="440" table:style-name="ce61">
            <text:p>440</text:p>
          </table:table-cell>
          <table:table-cell office:value-type="float" office:value="433.31740000000002" table:style-name="ce63">
            <text:p>433</text:p>
          </table:table-cell>
          <table:table-cell office:value-type="float" office:value="44" table:style-name="ce65">
            <text:p>44</text:p>
          </table:table-cell>
          <table:table-cell office:value-type="float" office:value="43.505900000000004" table:style-name="ce84">
            <text:p>44</text:p>
          </table:table-cell>
          <table:table-cell office:value-type="float" office:value="5" table:style-name="ce86">
            <text:p>5</text:p>
          </table:table-cell>
          <table:table-cell office:value-type="float" office:value="5" table:style-name="ce89">
            <text:p>5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592" table:content-validation-name="val3" table:style-name="ce121">
            <text:p>592</text:p>
          </table:table-cell>
          <table:table-cell office:value-type="float" office:value="582.37720000000002" table:content-validation-name="val3" table:style-name="ce123">
            <text:p>582</text:p>
          </table:table-cell>
          <table:table-cell office:value-type="float" office:value="42" table:style-name="ce131">
            <text:p>42</text:p>
          </table:table-cell>
          <table:table-cell office:value-type="float" office:value="42" table:style-name="ce132">
            <text:p>42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87">
            <text:p>1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43" table:style-name="ce121">
            <text:p>43</text:p>
          </table:table-cell>
          <table:table-cell office:value-type="float" office:value="43" table:style-name="ce170">
            <text:p>43</text:p>
          </table:table-cell>
          <table:table-cell office:value-type="float" office:value="635" table:content-validation-name="val3" table:style-name="ce167">
            <text:p>635</text:p>
          </table:table-cell>
          <table:table-cell office:value-type="float" office:value="625.37720000000002" table:content-validation-name="val3" table:style-name="ce165">
            <text:p>625</text:p>
          </table:table-cell>
          <table:table-cell office:value-type="currency" office:value="1557948.29" table:content-validation-name="val2" table:style-name="ce9">
            <text:p>£1,557,948.29</text:p>
          </table:table-cell>
          <table:table-cell office:value-type="currency" office:value="104184.16" table:content-validation-name="val2" table:style-name="ce9">
            <text:p>£104,184.1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2432" table:content-validation-name="val2" table:style-name="ce9">
            <text:p>£32,432.00</text:p>
          </table:table-cell>
          <table:table-cell office:value-type="currency" office:value="290760.55" table:content-validation-name="val2" table:style-name="ce9">
            <text:p>£290,760.55</text:p>
          </table:table-cell>
          <table:table-cell office:value-type="currency" office:value="139598.71" table:content-validation-name="val2" table:style-name="ce9">
            <text:p>£139,598.71</text:p>
          </table:table-cell>
          <table:table-cell office:value-type="currency" office:value="2124923.71" table:style-name="ce10">
            <text:p>£2,124,923.71</text:p>
          </table:table-cell>
          <table:table-cell office:value-type="currency" office:value="204816" table:content-validation-name="val2" table:style-name="ce11">
            <text:p>£204,816.00</text:p>
          </table:table-cell>
          <table:table-cell office:value-type="currency" office:value="61754" table:content-validation-name="val2" table:style-name="ce11">
            <text:p>£61,754.00</text:p>
          </table:table-cell>
          <table:table-cell office:value-type="currency" office:value="266570" table:style-name="ce10">
            <text:p>£266,570.00</text:p>
          </table:table-cell>
          <table:table-cell office:value-type="currency" office:value="2391493.71" table:style-name="ce12">
            <text:p>£2,391,493.7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2" table:style-name="ce38">
            <text:p>12</text:p>
          </table:table-cell>
          <table:table-cell office:value-type="float" office:value="10.5" table:style-name="ce40">
            <text:p>11</text:p>
          </table:table-cell>
          <table:table-cell office:value-type="float" office:value="8" table:style-name="ce55">
            <text:p>8</text:p>
          </table:table-cell>
          <table:table-cell office:value-type="float" office:value="7" table:style-name="ce57">
            <text:p>7</text:p>
          </table:table-cell>
          <table:table-cell office:value-type="float" office:value="38" table:style-name="ce67">
            <text:p>38</text:p>
          </table:table-cell>
          <table:table-cell office:value-type="float" office:value="37.5" table:style-name="ce69">
            <text:p>38</text:p>
          </table:table-cell>
          <table:table-cell office:value-type="float" office:value="2" table:style-name="ce79">
            <text:p>2</text:p>
          </table:table-cell>
          <table:table-cell office:value-type="float" office:value="1.8" table:style-name="ce81">
            <text:p>2</text:p>
          </table:table-cell>
          <table:table-cell office:value-type="float" office:value="1" table:style-name="ce100">
            <text:p>1</text:p>
          </table:table-cell>
          <table:table-cell office:value-type="float" office:value="0.6" table:style-name="ce102">
            <text:p>1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61" table:content-validation-name="val3" table:style-name="ce121">
            <text:p>61</text:p>
          </table:table-cell>
          <table:table-cell office:value-type="float" office:value="57.4" table:content-validation-name="val3" table:style-name="ce113">
            <text:p>57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61" table:content-validation-name="val3" table:style-name="ce167">
            <text:p>61</text:p>
          </table:table-cell>
          <table:table-cell office:value-type="float" office:value="57.4" table:content-validation-name="val3" table:style-name="ce166">
            <text:p>57</text:p>
          </table:table-cell>
          <table:table-cell office:value-type="currency" office:value="166617" table:content-validation-name="val2" table:style-name="ce9">
            <text:p>£166,617.00</text:p>
          </table:table-cell>
          <table:table-cell office:value-type="currency" office:value="135" table:content-validation-name="val2" table:style-name="ce9">
            <text:p>£13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037" table:content-validation-name="val2" table:style-name="ce9">
            <text:p>£29,037.00</text:p>
          </table:table-cell>
          <table:table-cell office:value-type="currency" office:value="13464" table:content-validation-name="val2" table:style-name="ce9">
            <text:p>£13,464.00</text:p>
          </table:table-cell>
          <table:table-cell office:value-type="currency" office:value="209253" table:style-name="ce10">
            <text:p>£209,253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9253" table:style-name="ce12">
            <text:p>£209,253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31" table:style-name="ce36">
            <text:p>31</text:p>
          </table:table-cell>
          <table:table-cell office:value-type="float" office:value="30.4" table:style-name="ce39">
            <text:p>30</text:p>
          </table:table-cell>
          <table:table-cell office:value-type="float" office:value="58" table:style-name="ce54">
            <text:p>58</text:p>
          </table:table-cell>
          <table:table-cell office:value-type="float" office:value="58" table:style-name="ce58">
            <text:p>58</text:p>
          </table:table-cell>
          <table:table-cell office:value-type="float" office:value="42" table:style-name="ce66">
            <text:p>42</text:p>
          </table:table-cell>
          <table:table-cell office:value-type="float" office:value="41.4" table:style-name="ce70">
            <text:p>41</text:p>
          </table:table-cell>
          <table:table-cell office:value-type="float" office:value="22" table:style-name="ce78">
            <text:p>22</text:p>
          </table:table-cell>
          <table:table-cell office:value-type="float" office:value="21.3" table:style-name="ce82">
            <text:p>21</text:p>
          </table:table-cell>
          <table:table-cell office:value-type="float" office:value="4" table:style-name="ce99">
            <text:p>4</text:p>
          </table:table-cell>
          <table:table-cell office:value-type="float" office:value="4" table:style-name="ce103">
            <text:p>4</text:p>
          </table:table-cell>
          <table:table-cell office:value-type="float" office:value="6" table:style-name="ce107">
            <text:p>6</text:p>
          </table:table-cell>
          <table:table-cell office:value-type="float" office:value="0.48" table:style-name="ce111">
            <text:p>0</text:p>
          </table:table-cell>
          <table:table-cell office:value-type="float" office:value="163" table:content-validation-name="val3" table:style-name="ce121">
            <text:p>163</text:p>
          </table:table-cell>
          <table:table-cell office:value-type="float" office:value="155.58000000000001" table:content-validation-name="val3" table:style-name="ce114">
            <text:p>156</text:p>
          </table:table-cell>
          <table:table-cell office:value-type="float" office:value="8" table:style-name="ce117">
            <text:p>8</text:p>
          </table:table-cell>
          <table:table-cell office:value-type="float" office:value="8" table:style-name="ce141">
            <text:p>8</text:p>
          </table:table-cell>
          <table:table-cell office:value-type="float" office:value="14" table:style-name="ce145">
            <text:p>14</text:p>
          </table:table-cell>
          <table:table-cell office:value-type="float" office:value="13.4" table:style-name="ce157">
            <text:p>13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22" table:style-name="ce121">
            <text:p>22</text:p>
          </table:table-cell>
          <table:table-cell office:value-type="float" office:value="21.4" table:style-name="ce172">
            <text:p>21</text:p>
          </table:table-cell>
          <table:table-cell office:value-type="float" office:value="185" table:content-validation-name="val3" table:style-name="ce167">
            <text:p>185</text:p>
          </table:table-cell>
          <table:table-cell office:value-type="float" office:value="176.98000000000002" table:content-validation-name="val3" table:style-name="ce168">
            <text:p>177</text:p>
          </table:table-cell>
          <table:table-cell office:value-type="currency" office:value="463029.33" table:content-validation-name="val1" table:style-name="ce9">
            <text:p>£463,029.33</text:p>
          </table:table-cell>
          <table:table-cell office:value-type="currency" office:value="46822.59" table:content-validation-name="val1" table:style-name="ce9">
            <text:p>£46,822.59</text:p>
          </table:table-cell>
          <table:table-cell office:value-type="currency" office:value="6500" table:content-validation-name="val2" table:style-name="ce9">
            <text:p>£6,500.00</text:p>
          </table:table-cell>
          <table:table-cell office:value-type="currency" office:value="3510.44" table:content-validation-name="val1" table:style-name="ce9">
            <text:p>£3,510.44</text:p>
          </table:table-cell>
          <table:table-cell office:value-type="currency" office:value="94094.97" table:content-validation-name="val1" table:style-name="ce9">
            <text:p>£94,094.97</text:p>
          </table:table-cell>
          <table:table-cell office:value-type="currency" office:value="45734.03" table:content-validation-name="val1" table:style-name="ce9">
            <text:p>£45,734.03</text:p>
          </table:table-cell>
          <table:table-cell office:value-type="currency" office:value="659691.3600000001" table:style-name="ce10">
            <text:p>£659,691.36</text:p>
          </table:table-cell>
          <table:table-cell office:value-type="currency" office:value="150218.37" table:content-validation-name="val1" table:style-name="ce11">
            <text:p>£150,218.37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50218.37" table:style-name="ce10">
            <text:p>£150,218.37</text:p>
          </table:table-cell>
          <table:table-cell office:value-type="currency" office:value="809909.7300000001" table:style-name="ce12">
            <text:p>£809,909.7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5">
            <text:p>Home Office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56">
            <text:p>9</text:p>
          </table:table-cell>
          <table:table-cell office:value-type="float" office:value="8.0500000000000007" table:style-name="ce59">
            <text:p>8</text:p>
          </table:table-cell>
          <table:table-cell office:value-type="float" office:value="51" table:style-name="ce68">
            <text:p>51</text:p>
          </table:table-cell>
          <table:table-cell office:value-type="float" office:value="50.86" table:style-name="ce71">
            <text:p>51</text:p>
          </table:table-cell>
          <table:table-cell office:value-type="float" office:value="2" table:style-name="ce80">
            <text:p>2</text:p>
          </table:table-cell>
          <table:table-cell office:value-type="float" office:value="1.59" table:style-name="ce83">
            <text:p>2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4">
            <text:p>1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67" table:content-validation-name="val3" table:style-name="ce14">
            <text:p>67</text:p>
          </table:table-cell>
          <table:table-cell office:value-type="float" office:value="65.5" table:content-validation-name="val3" table:style-name="ce14">
            <text:p>66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7" table:content-validation-name="val3" table:style-name="ce15">
            <text:p>67</text:p>
          </table:table-cell>
          <table:table-cell office:value-type="float" office:value="65.5" table:content-validation-name="val3" table:style-name="ce15">
            <text:p>66</text:p>
          </table:table-cell>
          <table:table-cell office:value-type="currency" office:value="165597.67000000001" table:content-validation-name="val2" table:style-name="ce9">
            <text:p>£165,597.67</text:p>
          </table:table-cell>
          <table:table-cell office:value-type="currency" office:value="8273.06" table:content-validation-name="val2" table:style-name="ce9">
            <text:p>£8,273.0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144.94" table:content-validation-name="val2" table:style-name="ce9">
            <text:p>£31,144.94</text:p>
          </table:table-cell>
          <table:table-cell office:value-type="currency" office:value="13912.71" table:content-validation-name="val2" table:style-name="ce9">
            <text:p>£13,912.71</text:p>
          </table:table-cell>
          <table:table-cell office:value-type="currency" office:value="218928.38" table:style-name="ce10">
            <text:p>£218,928.38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8928.38" table:style-name="ce12">
            <text:p>£218,928.38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3T10:03:18Z</dc:date>
  </office:meta>
</office:document-meta>
</file>